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5.79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Fa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IdVer</text:p>
          </table:table-cell>
          <table:table-cell office:value-type="string" calcext:value-type="string">
            <text:p>IdParam</text:p>
          </table:table-cell>
          <table:table-cell office:value-type="string" calcext:value-type="string">
            <text:p>VlParam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concentric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"nowhere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"back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"z_seam_corner_none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"zigzag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22,292,157,247,337,112,202,6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8.68" calcext:value-type="float">
            <text:p>28,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3.5" calcext:value-type="float">
            <text:p>23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8.68" calcext:value-type="float">
            <text:p>28,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"all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"none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"both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22.94" calcext:value-type="float">
            <text:p>22,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concentric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"nowhere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"back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"z_seam_corner_none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"zigzag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22,292,157,247,337,112,202,67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8.68" calcext:value-type="float">
            <text:p>28,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8.68" calcext:value-type="float">
            <text:p>28,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"all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"none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"both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22.94" calcext:value-type="float">
            <text:p>22,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zigzag"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"nowhere"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"back"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"z_seam_corner_none"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"zigzag"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22,292,157,247,337,112,202,67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8.68" calcext:value-type="float">
            <text:p>28,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8.68" calcext:value-type="float">
            <text:p>28,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"all"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"none"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"both"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22.94" calcext:value-type="float">
            <text:p>22,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zigzag"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"nowhere"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"back"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"z_seam_corner_none"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"zigzag"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22,292,157,247,337,112,202,67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8.68" calcext:value-type="float">
            <text:p>28,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8.68" calcext:value-type="float">
            <text:p>28,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"all"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"none"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"both"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22.94" calcext:value-type="float">
            <text:p>22,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zigzag"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"nowhere"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"back"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"z_seam_corner_none"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"zigzag"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22,292,157,247,337,112,202,67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8.68" calcext:value-type="float">
            <text:p>28,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28.68" calcext:value-type="float">
            <text:p>28,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"all"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"none"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"both"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22.94" calcext:value-type="float">
            <text:p>22,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zigzag"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"nowhere"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"back"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"z_seam_corner_none"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"zigzag"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22,292,157,247,337,112,202,67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8.68" calcext:value-type="float">
            <text:p>28,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8.68" calcext:value-type="float">
            <text:p>28,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"all"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"none"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"both"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2.94" calcext:value-type="float">
            <text:p>22,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78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aram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Param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SubGrupo</text:p>
          </table:table-cell>
          <table:table-cell office:value-type="string" calcext:value-type="string">
            <text:p>Nom du paramètre</text:p>
          </table:table-cell>
          <table:table-cell office:value-type="string" calcext:value-type="string">
            <text:p>ObsP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layer_height_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line_widt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wall_line_width_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wall_line_width_x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kin_line_width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fill_line_width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roofing_line_wid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wall_line_coun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wall_0_wipe_dis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top_layer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bottom_layer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top_bottom_patter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initial_bottom_layer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wall_0_inse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outer_inset_firs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travel_compensate_overlapping_walls_0_enable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travel_compensate_overlapping_walls_x_enable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wall_min_flow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fill_perimeter_gap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filter_out_tiny_gap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fill_outline_gap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xy_offse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xy_offset_layer_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z_seam_typ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z_seam_x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z_seam_y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z_seam_corner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skin_outline_count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skin_overlap_mm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Infill</text:p>
          </table:table-cell>
          <table:table-cell office:value-type="string" calcext:value-type="string">
            <text:p>infill_line_distanc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Infill</text:p>
          </table:table-cell>
          <table:table-cell office:value-type="string" calcext:value-type="string">
            <text:p>infill_pattern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Infill</text:p>
          </table:table-cell>
          <table:table-cell office:value-type="string" calcext:value-type="string">
            <text:p>infill_angle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Infill</text:p>
          </table:table-cell>
          <table:table-cell office:value-type="string" calcext:value-type="string">
            <text:p>infill_randomize_start_location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Infill</text:p>
          </table:table-cell>
          <table:table-cell office:value-type="string" calcext:value-type="string">
            <text:p>infill_overlap_mm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Infill</text:p>
          </table:table-cell>
          <table:table-cell office:value-type="string" calcext:value-type="string">
            <text:p>infill_wipe_dis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Infill</text:p>
          </table:table-cell>
          <table:table-cell office:value-type="string" calcext:value-type="string">
            <text:p>infill_sparse_thicknes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Infill</text:p>
          </table:table-cell>
          <table:table-cell office:value-type="string" calcext:value-type="string">
            <text:p>infill_before_wall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Infill</text:p>
          </table:table-cell>
          <table:table-cell office:value-type="string" calcext:value-type="string">
            <text:p>top_skin_preshrink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Infill</text:p>
          </table:table-cell>
          <table:table-cell office:value-type="string" calcext:value-type="string">
            <text:p>bottom_skin_preshrink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Infill</text:p>
          </table:table-cell>
          <table:table-cell office:value-type="string" calcext:value-type="string">
            <text:p>top_skin_expand_distanc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Infill</text:p>
          </table:table-cell>
          <table:table-cell office:value-type="string" calcext:value-type="string">
            <text:p>bottom_skin_expand_distance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Infill</text:p>
          </table:table-cell>
          <table:table-cell office:value-type="string" calcext:value-type="string">
            <text:p>skin_edge_support_layers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default_material_print_temperature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erial_print_temperature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erial_print_temperature_layer_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erial_initial_print_temperatur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erial_final_print_temperature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default_material_bed_temperatur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erial_bed_temperature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erial_bed_temperature_layer_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erial_flow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wall_0_material_flow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wall_x_material_flow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roofing_material_flow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infill_material_flow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erial_flow_layer_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skin_material_flow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_print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_infill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_wall_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_wall_x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_roofing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_topbottom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_travel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_print_layer_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_travel_layer_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_slowdown_layer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_equalize_flow_enabled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_equalize_flow_max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_enabled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_infill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_wall_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_wall_x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_travel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_print_layer_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_travel_layer_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jerk_enabled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jerk_infill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jerk_wall_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jerk_wall_x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jerk_travel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jerk_print_layer_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jerk_travel_layer_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retraction_enable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retraction_amount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retraction_retract_speed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retraction_prime_speed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retraction_extra_prime_amount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retraction_min_travel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retraction_extrusion_window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retraction_combing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retraction_combing_max_distance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ravel_retract_before_outer_wall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ravel_avoid_other_part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layer_start_x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layer_start_y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cool_fan_speed_mi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cool_fan_speed_max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cool_min_layer_time_fan_speed_max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cool_fan_full_layer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cool_min_layer_time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cool_min_speed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Buil Plate Adhesion</text:p>
          </table:table-cell>
          <table:table-cell office:value-type="string" calcext:value-type="string">
            <text:p>adhesion_type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esh Fixes</text:p>
          </table:table-cell>
          <table:table-cell office:value-type="string" calcext:value-type="string">
            <text:p>meshfix_union_all_remove_holes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esh Fixes</text:p>
          </table:table-cell>
          <table:table-cell office:value-type="string" calcext:value-type="string">
            <text:p>meshfix_extensive_stitching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esh Fixes</text:p>
          </table:table-cell>
          <table:table-cell office:value-type="string" calcext:value-type="string">
            <text:p>multiple_mesh_overlap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esh Fixes</text:p>
          </table:table-cell>
          <table:table-cell office:value-type="string" calcext:value-type="string">
            <text:p>carve_multiple_volumes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esh Fixes</text:p>
          </table:table-cell>
          <table:table-cell office:value-type="string" calcext:value-type="string">
            <text:p>alternate_carve_order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esh Fixes</text:p>
          </table:table-cell>
          <table:table-cell office:value-type="string" calcext:value-type="string">
            <text:p>meshfix_maximum_resolution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esh Fixes</text:p>
          </table:table-cell>
          <table:table-cell office:value-type="string" calcext:value-type="string">
            <text:p>meshfix_maximum_travel_resolution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esh Fixes</text:p>
          </table:table-cell>
          <table:table-cell office:value-type="string" calcext:value-type="string">
            <text:p>magic_mesh_surface_mode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esh Fixes</text:p>
          </table:table-cell>
          <table:table-cell office:value-type="string" calcext:value-type="string">
            <text:p>relative_extrus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esh Fixes</text:p>
          </table:table-cell>
          <table:table-cell office:value-type="string" calcext:value-type="string">
            <text:p>cutting_mesh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esh Fixes</text:p>
          </table:table-cell>
          <table:table-cell office:value-type="string" calcext:value-type="string">
            <text:p>infill_mesh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esh Fixes</text:p>
          </table:table-cell>
          <table:table-cell office:value-type="string" calcext:value-type="string">
            <text:p>infill_mesh_order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esh Fixes</text:p>
          </table:table-cell>
          <table:table-cell office:value-type="string" calcext:value-type="string">
            <text:p>meshfix_maximum_resolution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esh Fixes</text:p>
          </table:table-cell>
          <table:table-cell office:value-type="string" calcext:value-type="string">
            <text:p>meshfix_maximum_travel_resolution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Mesh Fixes</text:p>
          </table:table-cell>
          <table:table-cell office:value-type="string" calcext:value-type="string">
            <text:p>meshfix_maximum_deviation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infill_enable_travel_optimization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asting_enable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asting_volume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asting_min_volume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asting_speed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machine_extruders_share_nozzle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material_shrinkage_percentage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walls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adhesion_extruder_nr</text:p>
          </table:table-cell>
          <table:table-cell/>
        </table:table-row>
      </table:table>
      <table:table table:name="Vers" table:style-name="ta1">
        <table:table-column table:style-name="co1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Ver</text:p>
          </table:table-cell>
          <table:table-cell table:style-name="Default" office:value-type="string" calcext:value-type="string">
            <text:p>DtVer</text:p>
          </table:table-cell>
          <table:table-cell office:value-type="string" calcext:value-type="string">
            <text:p>NmVer</text:p>
          </table:table-cell>
          <table:table-cell office:value-type="string" calcext:value-type="string">
            <text:p>ObsV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3-02-14" calcext:value-type="date">
            <text:p>2023-02-14</text:p>
          </table:table-cell>
          <table:table-cell office:value-type="string" calcext:value-type="string">
            <text:p>umumum</text:p>
          </table:table-cell>
          <table:table-cell office:value-type="string" calcext:value-type="string">
            <text:p>qqc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7-12" calcext:value-type="date">
            <text:p>2023-07-12</text:p>
          </table:table-cell>
          <table:table-cell office:value-type="string" calcext:value-type="string">
            <text:p>doisdois</text:p>
          </table:table-cell>
          <table:table-cell office:value-type="string" calcext:value-type="string">
            <text:p>qqc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7-18" calcext:value-type="date">
            <text:p>2023-07-18</text:p>
          </table:table-cell>
          <table:table-cell office:value-type="string" calcext:value-type="string">
            <text:p>trestres</text:p>
          </table:table-cell>
          <table:table-cell office:value-type="string" calcext:value-type="string">
            <text:p>qqc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3-07-19" calcext:value-type="date">
            <text:p>2023-07-19</text:p>
          </table:table-cell>
          <table:table-cell office:value-type="string" calcext:value-type="string">
            <text:p>Quatroqua</text:p>
          </table:table-cell>
          <table:table-cell office:value-type="string" calcext:value-type="string">
            <text:p>qqc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3-07-20" calcext:value-type="date">
            <text:p>2023-07-20</text:p>
          </table:table-cell>
          <table:table-cell office:value-type="string" calcext:value-type="string">
            <text:p>Cincocin</text:p>
          </table:table-cell>
          <table:table-cell office:value-type="string" calcext:value-type="string">
            <text:p>qqc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3-07-25" calcext:value-type="date">
            <text:p>2023-07-25</text:p>
          </table:table-cell>
          <table:table-cell office:value-type="string" calcext:value-type="string">
            <text:p>SeiSeis</text:p>
          </table:table-cell>
          <table:table-cell office:value-type="string" calcext:value-type="string">
            <text:p>qqc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1T18:05:28.146932611</dc:date>
    <meta:editing-duration>PT19M20S</meta:editing-duration>
    <meta:editing-cycles>3</meta:editing-cycles>
    <meta:generator>LibreOffice/7.3.7.2$Linux_X86_64 LibreOffice_project/30$Build-2</meta:generator>
    <meta:document-statistic meta:table-count="3" meta:cell-count="2808" meta:object-count="0"/>
  </office:meta>
</office:document-meta>
</file>